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language="en" fo:country="US" officeooo:rsid="003bef12" officeooo:paragraph-rsid="003bef12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n" fo:country="US" officeooo:rsid="003bf7d9" officeooo:paragraph-rsid="003bf7d9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officeooo:rsid="003de96a" officeooo:paragraph-rsid="003de96a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 officeooo:rsid="003f78c1" officeooo:paragraph-rsid="003f78c1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 officeooo:rsid="004099e1" officeooo:paragraph-rsid="004099e1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US" officeooo:rsid="0041a5e6" officeooo:paragraph-rsid="0041a5e6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 officeooo:rsid="004513c9" officeooo:paragraph-rsid="004513c9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 officeooo:rsid="00487a8d" officeooo:paragraph-rsid="00487a8d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en" fo:country="US" officeooo:rsid="004971a3" officeooo:paragraph-rsid="004971a3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en" fo:country="US" officeooo:rsid="004e8734" officeooo:paragraph-rsid="004e8734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en" fo:country="US" officeooo:rsid="004fd782" officeooo:paragraph-rsid="004fd782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en" fo:country="US" officeooo:rsid="005a697b" officeooo:paragraph-rsid="005a697b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n" fo:country="US" officeooo:rsid="005b92d3" officeooo:paragraph-rsid="005b92d3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en" fo:country="US" officeooo:rsid="005bd117" officeooo:paragraph-rsid="005bd117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3aa8b3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5bd117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632853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67b09d"/>
    </style:style>
    <style:style style:name="P19" style:family="paragraph" style:parent-style-name="Standard" style:list-style-name="L1">
      <style:paragraph-properties fo:text-align="justify" style:justify-single-word="false"/>
      <style:text-properties fo:color="#ff0000" loext:opacity="100%" fo:language="en" fo:country="US" officeooo:rsid="005140db" officeooo:paragraph-rsid="005140db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fo:font-weight="bold" officeooo:rsid="003aa8b3" officeooo:paragraph-rsid="003aa8b3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fo:font-weight="normal" officeooo:rsid="003aa8b3" officeooo:paragraph-rsid="003aa8b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language="en" fo:country="US" fo:font-weight="normal" officeooo:rsid="003aa8b3" officeooo:paragraph-rsid="0069d2b2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41a5e6" officeooo:paragraph-rsid="0041a5e6"/>
    </style:style>
    <style:style style:name="P24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4316e6" officeooo:paragraph-rsid="004316e6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29b63" officeooo:paragraph-rsid="00529b63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38c47" officeooo:paragraph-rsid="00538c47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3e801" officeooo:paragraph-rsid="0053e801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6e4a2" officeooo:paragraph-rsid="0056e4a2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75dd4" officeooo:paragraph-rsid="00575dd4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loext:opacity="100%" fo:language="en" fo:country="US" officeooo:rsid="005a697b" officeooo:paragraph-rsid="005a697b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67b09d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loext:opacity="100%" officeooo:rsid="00686848" officeooo:paragraph-rsid="00686848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3aa8b3" officeooo:paragraph-rsid="003aa8b3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3ac36d" officeooo:paragraph-rsid="003ac36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Liberation Serif" fo:font-size="12pt" officeooo:paragraph-rsid="005bd117" style:font-size-asian="12pt" style:font-size-complex="1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65f4d0" officeooo:paragraph-rsid="0065f4d0" style:font-size-asian="12pt" style:font-size-complex="12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65f4d0" officeooo:paragraph-rsid="0067b09d" style:font-size-asian="12pt" style:font-size-complex="12pt"/>
    </style:style>
    <style:style style:name="P38" style:family="paragraph" style:parent-style-name="Standard">
      <style:text-properties style:font-name="Liberation Serif" fo:font-size="12pt" fo:language="da" fo:country="DK" officeooo:rsid="000df017" officeooo:paragraph-rsid="000df017" style:font-size-asian="12pt" style:font-size-complex="12pt"/>
    </style:style>
    <style:style style:name="T1" style:family="text">
      <style:text-properties fo:font-weight="normal" officeooo:rsid="005d5de2" style:font-weight-asian="normal" style:font-weight-complex="normal"/>
    </style:style>
    <style:style style:name="T2" style:family="text">
      <style:text-properties fo:language="en" fo:country="US" fo:font-weight="normal" officeooo:rsid="00601e15" style:font-weight-asian="normal" style:font-weight-complex="normal"/>
    </style:style>
    <style:style style:name="T3" style:family="text">
      <style:text-properties fo:language="en" fo:country="US" fo:font-weight="normal" officeooo:rsid="00113269" style:font-weight-asian="normal" style:font-weight-complex="normal"/>
    </style:style>
    <style:style style:name="T4" style:family="text">
      <style:text-properties fo:language="en" fo:country="US" fo:font-weight="normal" officeooo:rsid="00610f27" style:font-weight-asian="normal" style:font-weight-complex="normal"/>
    </style:style>
    <style:style style:name="T5" style:family="text">
      <style:text-properties fo:language="en" fo:country="US" fo:font-weight="normal" officeooo:rsid="0067b09d" style:font-weight-asian="normal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69d2b2" style:font-weight-asian="normal" style:font-weight-complex="normal"/>
    </style:style>
    <style:style style:name="T8" style:family="text">
      <style:text-properties fo:color="#ff0000" loext:opacity="100%" fo:language="da" fo:country="DK" fo:font-weight="normal" officeooo:rsid="0038f472" style:font-weight-asian="normal" style:font-weight-complex="normal"/>
    </style:style>
    <style:style style:name="T9" style:family="text">
      <style:text-properties fo:color="#ff0000" loext:opacity="100%" fo:language="da" fo:country="DK" fo:font-weight="normal" officeooo:rsid="00506fa2" style:font-weight-asian="normal" style:font-weight-complex="normal"/>
    </style:style>
    <style:style style:name="T10" style:family="text">
      <style:text-properties fo:color="#ff0000" loext:opacity="100%" fo:language="da" fo:country="DK" fo:font-weight="normal" officeooo:rsid="005140db" style:font-weight-asian="normal" style:font-weight-complex="normal"/>
    </style:style>
    <style:style style:name="T11" style:family="text">
      <style:text-properties fo:color="#ff0000" loext:opacity="100%" fo:language="da" fo:country="DK" officeooo:rsid="00506fa2"/>
    </style:style>
    <style:style style:name="T12" style:family="text">
      <style:text-properties fo:color="#ff0000" loext:opacity="100%" style:font-name="Liberation Serif" fo:font-size="12pt" fo:language="en" fo:country="US" officeooo:rsid="00601e15" style:font-size-asian="12pt" style:font-size-complex="12pt"/>
    </style:style>
    <style:style style:name="T13" style:family="text">
      <style:text-properties fo:color="#ff0000" loext:opacity="100%" style:font-name="Liberation Serif" fo:font-size="12pt" fo:language="en" fo:country="US" fo:font-weight="normal" officeooo:rsid="00601e15" style:font-size-asian="12pt" style:font-weight-asian="normal" style:font-size-complex="12pt" style:font-weight-complex="normal"/>
    </style:style>
    <style:style style:name="T14" style:family="text">
      <style:text-properties fo:color="#ff0000" loext:opacity="100%" style:font-name="Liberation Serif" fo:font-size="12pt" fo:language="en" fo:country="US" fo:font-weight="normal" officeooo:rsid="00632853" style:font-size-asian="12pt" style:font-weight-asian="normal" style:font-size-complex="12pt" style:font-weight-complex="normal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language="en" fo:country="US" fo:font-weight="normal" officeooo:rsid="00644394" style:font-weight-asian="normal" style:font-weight-complex="normal"/>
    </style:style>
    <style:style style:name="T18" style:family="text">
      <style:text-properties fo:color="#ff0000" loext:opacity="100%" fo:language="en" fo:country="US" fo:font-weight="normal" officeooo:rsid="00601e15" style:font-weight-asian="normal" style:font-weight-complex="normal"/>
    </style:style>
    <style:style style:name="T19" style:family="text">
      <style:text-properties fo:color="#ff0000" loext:opacity="100%" fo:language="en" fo:country="US" fo:font-weight="normal" officeooo:rsid="00632853" style:font-weight-asian="normal" style:font-weight-complex="normal"/>
    </style:style>
    <style:style style:name="T20" style:family="text">
      <style:text-properties fo:color="#ff0000" loext:opacity="100%" fo:language="en" fo:country="US" fo:font-weight="normal" officeooo:rsid="0067b09d" style:font-weight-asian="normal" style:font-weight-complex="normal"/>
    </style:style>
    <style:style style:name="T21" style:family="text">
      <style:text-properties fo:language="da" fo:country="DK"/>
    </style:style>
    <style:style style:name="T22" style:family="text">
      <style:text-properties fo:language="da" fo:country="DK" fo:font-weight="normal" style:font-weight-asian="normal" style:font-weight-complex="normal"/>
    </style:style>
    <style:style style:name="T23" style:family="text">
      <style:text-properties fo:language="da" fo:country="DK" fo:font-weight="normal" officeooo:rsid="0038f472" style:font-weight-asian="normal" style:font-weight-complex="normal"/>
    </style:style>
    <style:style style:name="T24" style:family="text">
      <style:text-properties fo:language="da" fo:country="DK" fo:font-weight="normal" officeooo:rsid="004316e6" style:font-weight-asian="normal" style:font-weight-complex="normal"/>
    </style:style>
    <style:style style:name="T25" style:family="text">
      <style:text-properties fo:language="da" fo:country="DK" fo:font-weight="normal" officeooo:rsid="00592756" style:font-weight-asian="normal" style:font-weight-complex="normal"/>
    </style:style>
    <style:style style:name="T26" style:family="text">
      <style:text-properties fo:language="da" fo:country="DK" fo:font-weight="normal" officeooo:rsid="000df017" style:font-weight-asian="normal" style:font-weight-complex="normal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language="en" fo:country="US" fo:font-weight="normal" officeooo:rsid="00601e15" style:font-weight-asian="normal" style:font-weight-complex="normal"/>
    </style:style>
    <style:style style:name="T29" style:family="text">
      <style:text-properties fo:color="#000000" loext:opacity="100%" fo:language="en" fo:country="US" fo:font-weight="normal" officeooo:rsid="0067b09d" style:font-weight-asian="normal" style:font-weight-complex="normal"/>
    </style:style>
    <style:style style:name="T30" style:family="text">
      <style:text-properties fo:color="#000000" loext:opacity="100%" fo:language="da" fo:country="DK" fo:font-weight="normal" style:font-weight-asian="normal" style:font-weight-complex="normal"/>
    </style:style>
    <style:style style:name="T31" style:family="text">
      <style:text-properties fo:color="#000000" loext:opacity="100%" fo:language="da" fo:country="DK" fo:font-weight="normal" officeooo:rsid="003aa8b3" style:font-weight-asian="normal" style:font-weight-complex="normal"/>
    </style:style>
    <style:style style:name="T32" style:family="text">
      <style:text-properties fo:color="#000000" loext:opacity="100%" fo:language="da" fo:country="DK" fo:font-weight="normal" officeooo:rsid="003c62fb" style:font-weight-asian="normal" style:font-weight-complex="normal"/>
    </style:style>
    <style:style style:name="T33" style:family="text">
      <style:text-properties fo:color="#000000" loext:opacity="100%" fo:language="da" fo:country="DK" fo:font-weight="normal" officeooo:rsid="004698bc" style:font-weight-asian="normal" style:font-weight-complex="normal"/>
    </style:style>
    <style:style style:name="T34" style:family="text">
      <style:text-properties fo:color="#000000" loext:opacity="100%" fo:language="da" fo:country="DK" fo:font-weight="normal" officeooo:rsid="004735a1" style:font-weight-asian="normal" style:font-weight-complex="normal"/>
    </style:style>
    <style:style style:name="T35" style:family="text">
      <style:text-properties fo:color="#000000" loext:opacity="100%" fo:language="da" fo:country="DK" fo:font-weight="normal" officeooo:rsid="004b5bff" style:font-weight-asian="normal" style:font-weight-complex="normal"/>
    </style:style>
    <style:style style:name="T36" style:family="text">
      <style:text-properties fo:color="#000000" loext:opacity="100%" fo:language="da" fo:country="DK" fo:font-weight="normal" officeooo:rsid="00529b63" style:font-weight-asian="normal" style:font-weight-complex="normal"/>
    </style:style>
    <style:style style:name="T37" style:family="text">
      <style:text-properties fo:color="#000000" loext:opacity="100%" fo:language="da" fo:country="DK" fo:font-weight="normal" officeooo:rsid="005a6f95" style:font-weight-asian="normal" style:font-weight-complex="normal"/>
    </style:style>
    <style:style style:name="T38" style:family="text">
      <style:text-properties fo:color="#000000" loext:opacity="100%" fo:language="da" fo:country="DK" fo:font-weight="normal" officeooo:rsid="005b54f6" style:font-weight-asian="normal" style:font-weight-complex="normal"/>
    </style:style>
    <style:style style:name="T39" style:family="text">
      <style:text-properties fo:color="#000000" loext:opacity="100%" fo:language="da" fo:country="DK" fo:font-weight="normal" officeooo:rsid="0018d13d" style:font-weight-asian="normal" style:font-weight-complex="normal"/>
    </style:style>
    <style:style style:name="T40" style:family="text">
      <style:text-properties fo:color="#000000" loext:opacity="100%" style:font-name="Liberation Serif" fo:font-size="12pt" fo:language="da" fo:country="DK" fo:font-weight="normal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Liberation Serif" fo:font-size="12pt" fo:font-weight="normal" officeooo:rsid="005d7d23" style:font-size-asian="12pt" style:font-weight-asian="normal" style:font-size-complex="12pt" style:font-weight-complex="normal"/>
    </style:style>
    <style:style style:name="T42" style:family="text">
      <style:text-properties fo:color="#000000" loext:opacity="100%" style:font-name="Liberation Serif" fo:font-size="12pt" fo:font-weight="normal" officeooo:rsid="005e4eaf" style:font-size-asian="12pt" style:font-weight-asian="normal" style:font-size-complex="12pt" style:font-weight-complex="normal"/>
    </style:style>
    <style:style style:name="T43" style:family="text">
      <style:text-properties fo:language="es" fo:country="ES" fo:font-weight="normal" style:font-weight-asian="normal" style:font-weight-complex="normal"/>
    </style:style>
    <style:style style:name="T44" style:family="text">
      <style:text-properties fo:color="#454446" loext:opacity="100%" style:font-name="Liberation Serif" fo:font-size="12pt" fo:language="da" fo:country="DK" fo:font-weight="normal" style:font-size-asian="12pt" style:font-weight-asian="normal" style:font-size-complex="12pt" style:font-weight-complex="normal"/>
    </style:style>
    <style:style style:name="T45" style:family="text">
      <style:text-properties fo:color="#454446" loext:opacity="100%" style:font-name="Liberation Serif" fo:font-size="12pt" style:font-size-asian="12pt" style:font-size-complex="12pt"/>
    </style:style>
    <style:style style:name="T46" style:family="text">
      <style:text-properties fo:color="#312f33" loext:opacity="100%" style:font-name="Liberation Serif" fo:font-size="12pt" style:font-size-asian="12pt" style:font-size-complex="12pt"/>
    </style:style>
    <style:style style:name="T47" style:family="text">
      <style:text-properties fo:color="#28292b" loext:opacity="100%" style:font-name="Arial" fo:font-size="12pt" fo:language="da" fo:country="DK" fo:font-weight="normal" officeooo:rsid="0013a549" style:font-size-asian="12pt" style:font-weight-asian="normal" style:font-size-complex="12pt" style:font-weight-complex="normal"/>
    </style:style>
    <style:style style:name="T48" style:family="text">
      <style:text-properties fo:color="#28292b" loext:opacity="100%" style:font-name="Arial" fo:font-size="12pt" fo:language="en" fo:country="US" officeooo:rsid="005bd117" style:font-size-asian="12pt" style:font-size-complex="12pt"/>
    </style:style>
    <style:style style:name="T49" style:family="text">
      <style:text-properties fo:color="#3e3e40" loext:opacity="100%" style:font-name="Arial" fo:font-size="9.5pt" fo:font-weight="bold" style:font-size-asian="9.5pt" style:font-weight-asian="bold"/>
    </style:style>
    <style:style style:name="T50" style:family="text">
      <style:text-properties fo:color="#3e3e40" loext:opacity="100%" style:font-name="Arial" fo:font-size="12pt" fo:language="en" fo:country="US" officeooo:rsid="005bd117" style:font-size-asian="12pt" style:font-size-complex="12pt"/>
    </style:style>
    <style:style style:name="T51" style:family="text">
      <style:text-properties fo:color="#3e3e40" loext:opacity="100%" style:font-name="Arial" fo:font-size="12pt" fo:language="en" fo:country="US" fo:font-weight="bold" officeooo:rsid="005bd117" style:font-size-asian="12pt" style:font-weight-asian="bold" style:font-size-complex="12pt"/>
    </style:style>
    <style:style style:name="T52" style:family="text">
      <style:text-properties fo:color="#3e3e40" loext:opacity="100%" style:font-name="Liberation Serif" fo:font-size="12pt" style:font-size-asian="12pt" style:font-size-complex="12pt"/>
    </style:style>
    <style:style style:name="T53" style:family="text">
      <style:text-properties fo:color="#3e3e40" loext:opacity="100%" style:font-name="Liberation Serif" fo:font-size="12pt" officeooo:rsid="00601e15" style:font-size-asian="12pt" style:font-size-complex="12pt"/>
    </style:style>
    <style:style style:name="T54" style:family="text">
      <style:text-properties fo:color="#3e3e40" loext:opacity="100%" style:font-name="Liberation Serif" fo:font-size="12pt" fo:language="en" fo:country="US" officeooo:rsid="00601e15" style:font-size-asian="12pt" style:font-size-complex="12pt"/>
    </style:style>
    <style:style style:name="T55" style:family="text">
      <style:text-properties fo:color="#3e3e40" loext:opacity="100%" style:font-name="Liberation Serif" fo:font-size="12pt" fo:font-weight="bold" style:font-size-asian="12pt" style:font-weight-asian="bold" style:font-size-complex="12pt"/>
    </style:style>
    <style:style style:name="T56" style:family="text">
      <style:text-properties fo:color="#3e3e40" loext:opacity="100%" style:font-name="Liberation Serif" fo:font-size="12pt" fo:font-weight="bold" officeooo:rsid="00601e15" style:font-size-asian="12pt" style:font-weight-asian="bold" style:font-size-complex="12pt"/>
    </style:style>
    <style:style style:name="T57" style:family="text">
      <style:text-properties fo:color="#3e3e40" loext:opacity="100%" style:font-name="Liberation Serif" fo:font-size="12pt" fo:font-weight="bold" officeooo:rsid="00601e15" style:font-size-asian="10.5pt" style:font-weight-asian="bold" style:font-size-complex="12pt"/>
    </style:style>
    <style:style style:name="T58" style:family="text">
      <style:text-properties fo:color="#474648" loext:opacity="100%" fo:language="en" fo:country="US" fo:font-weight="normal" officeooo:rsid="00610f27" style:font-weight-asian="normal" style:font-weight-complex="normal"/>
    </style:style>
    <style:style style:name="T59" style:family="text">
      <style:text-properties fo:color="#474648" loext:opacity="100%"/>
    </style:style>
    <style:style style:name="T60" style:family="text">
      <style:text-properties fo:color="#363538" loext:opacity="100%" style:font-name="Arial" fo:font-size="9.5pt" fo:language="en" fo:country="US" fo:font-weight="normal" style:font-size-asian="9.5pt" style:font-weight-asian="normal" style:font-weight-complex="normal"/>
    </style:style>
    <style:style style:name="T61" style:family="text">
      <style:text-properties fo:color="#363538" loext:opacity="100%" style:font-name="Arial" fo:font-size="9.5pt" fo:language="en" fo:country="US" fo:font-weight="normal" officeooo:rsid="0067b09d" style:font-size-asian="9.5pt" style:font-weight-asian="normal" style:font-weight-complex="normal"/>
    </style:style>
    <style:style style:name="T62" style:family="text">
      <style:text-properties fo:color="#363538" loext:opacity="100%" fo:font-size="9.5pt" fo:language="en" fo:country="US" fo:font-weight="normal" style:font-size-asian="9.5pt" style:font-weight-asian="normal" style:font-weight-complex="normal"/>
    </style:style>
    <style:style style:name="T63" style:family="text">
      <style:text-properties fo:color="#363538" loext:opacity="100%" fo:font-size="9.5pt" fo:language="en" fo:country="US" fo:font-weight="normal" officeooo:rsid="0067b09d" style:font-size-asian="9.5pt" style:font-weight-asian="normal" style:font-weight-complex="normal"/>
    </style:style>
    <style:style style:name="T64" style:family="text">
      <style:text-properties fo:color="#363538" loext:opacity="100%"/>
    </style:style>
    <style:style style:name="T65" style:family="text">
      <style:text-properties fo:color="#363538" loext:opacity="100%" fo:language="en" fo:country="US" fo:font-weight="normal" officeooo:rsid="00610f27" style:font-weight-asian="normal" style:font-weight-complex="normal"/>
    </style:style>
    <style:style style:name="T66" style:family="text">
      <style:text-properties fo:color="#363538" loext:opacity="100%" fo:language="en" fo:country="US" fo:font-weight="normal" officeooo:rsid="00619441" style:font-weight-asian="normal" style:font-weight-complex="normal"/>
    </style:style>
    <style:style style:name="T67" style:family="text">
      <style:text-properties fo:color="#363538" loext:opacity="100%" fo:language="en" fo:country="US" fo:font-weight="normal" officeooo:rsid="00644394" style:font-weight-asian="normal" style:font-weight-complex="normal"/>
    </style:style>
    <style:style style:name="T68" style:family="text">
      <style:text-properties fo:color="#363538" loext:opacity="100%" fo:language="en" fo:country="US" fo:font-weight="normal" officeooo:rsid="00655bcf" style:font-weight-asian="normal" style:font-weight-complex="normal"/>
    </style:style>
    <style:style style:name="T69" style:family="text">
      <style:text-properties fo:color="#363538" loext:opacity="100%" fo:language="en" fo:country="US" fo:font-weight="normal" style:font-weight-asian="normal" style:font-weight-complex="normal"/>
    </style:style>
    <style:style style:name="T70" style:family="text">
      <style:text-properties fo:color="#363538" loext:opacity="100%" fo:language="en" fo:country="US" fo:font-weight="normal" officeooo:rsid="0067b09d" style:font-weight-asian="normal" style:font-weight-complex="normal"/>
    </style:style>
    <style:style style:name="T71" style:family="text">
      <style:text-properties fo:color="#424143" loext:opacity="100%" style:font-name="Arial" fo:font-size="9.5pt" style:font-size-asian="9.5pt"/>
    </style:style>
    <style:style style:name="T72" style:family="text">
      <style:text-properties fo:color="#424143" loext:opacity="100%" style:font-name="Arial" fo:font-size="9.5pt" fo:language="en" fo:country="US" fo:font-weight="normal" style:font-size-asian="9.5pt" style:font-weight-asian="normal" style:font-weight-complex="normal"/>
    </style:style>
    <style:style style:name="T73" style:family="text">
      <style:text-properties fo:color="#424143" loext:opacity="100%" fo:font-size="9.5pt" fo:language="en" fo:country="US" fo:font-weight="normal" style:font-size-asian="9.5pt" style:font-weight-asian="normal" style:font-weight-complex="normal"/>
    </style:style>
    <style:style style:name="T74" style:family="text">
      <style:text-properties fo:color="#424143" loext:opacity="100%" fo:font-size="9.5pt" style:font-size-asian="9.5pt"/>
    </style:style>
    <style:style style:name="T75" style:family="text">
      <style:text-properties fo:color="#424143" loext:opacity="100%" fo:language="en" fo:country="US" fo:font-weight="normal" style:font-weight-asian="normal" style:font-weight-complex="normal"/>
    </style:style>
    <style:style style:name="T76" style:family="text">
      <style:text-properties fo:color="#424143" loext:opacity="100%"/>
    </style:style>
    <style:style style:name="T77" style:family="text">
      <style:text-properties fo:color="#302f31" loext:opacity="100%" style:font-name="Arial" fo:font-size="9.5pt" style:font-size-asian="9.5pt"/>
    </style:style>
    <style:style style:name="T78" style:family="text">
      <style:text-properties fo:color="#302f31" loext:opacity="100%" fo:font-size="9.5pt" style:font-size-asian="9.5pt"/>
    </style:style>
    <style:style style:name="T79" style:family="text">
      <style:text-properties fo:color="#302f31" loext:opacity="100%"/>
    </style:style>
    <style:style style:name="T80" style:family="text">
      <style:text-properties fo:color="#1c1b18" loext:opacity="100%" style:font-name="Arial" fo:font-size="9.5pt" style:font-size-asian="9.5pt"/>
    </style:style>
    <style:style style:name="T81" style:family="text">
      <style:text-properties fo:color="#1c1b18" loext:opacity="100%" fo:font-size="9.5pt" style:font-size-asian="9.5pt"/>
    </style:style>
    <style:style style:name="T82" style:family="text">
      <style:text-properties fo:color="#1c1b18" loext:opacity="100%"/>
    </style:style>
    <style:style style:name="T83" style:family="text">
      <style:text-properties officeooo:rsid="0069d2b2"/>
    </style:style>
    <text:list-style style:name="L1" text:consecutive-numbering="true">
      <text:list-level-style-number text:level="1" text:style-name="Numbering_20_Symbols" loext:num-list-format="%1%." style:num-suffix="." style:num-format="001, 002, 003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01, 02, 03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01, 02, 03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01, 02, 03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01, 02, 03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01, 02, 03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01, 02, 03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01, 02, 03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01, 02, 03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01, 02, 03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1"><text:tab/></text:span></text:p>
      <text:p text:style-name="P22"/>
      <text:p text:style-name="P22"><text:span text:style-name="T83">001.</text:span><text:span text:style-name="T21">o</text:span>pleve = experience <text:span text:style-name="T11">(005)</text:span></text:p>
      <text:list xml:id="list2057738115" text:style-name="L1">
        <text:list-header>
          <text:p text:style-name="P21"><text:span text:style-name="T83">002 </text:span>l<text:span text:style-name="T21">ægge mærke til = notice</text:span></text:p>
        </text:list-header>
        <text:list-item>
          <text:p text:style-name="P21"><text:span text:style-name="T21">holde barselsorlov = take paternity leave</text:span></text:p>
        </text:list-item>
        <text:list-item>
          <text:p text:style-name="P20"><text:span text:style-name="T22">få lov = be allowed to</text:span></text:p>
        </text:list-item>
        <text:list-item>
          <text:p text:style-name="P20"><text:span text:style-name="T22">være med til at = be part of/participate</text:span></text:p>
        </text:list-item>
        <text:list-item>
          <text:p text:style-name="P20"><text:span text:style-name="T22">bestemme = decide</text:span></text:p>
        </text:list-item>
        <text:list-item>
          <text:p text:style-name="P20"><text:span text:style-name="T22">lægge vægt på = attach importance to</text:span></text:p>
        </text:list-item>
        <text:list-item>
          <text:p text:style-name="P20"><text:span text:style-name="T22">have lyst til = like/be in the mood for</text:span></text:p>
        </text:list-item>
        <text:list-item>
          <text:p text:style-name="P15"><text:span text:style-name="T31">genere = bother/annoy/trouble</text:span></text:p>
        </text:list-item>
        <text:list-item>
          <text:p text:style-name="P15"><text:span text:style-name="T31">blander sig i = interfere</text:span></text:p>
        </text:list-item>
        <text:list-item>
          <text:p text:style-name="P33"><text:span text:style-name="T30">blive gift = get married</text:span></text:p>
        </text:list-item>
        <text:list-item>
          <text:p text:style-name="P33"><text:span text:style-name="T30">undre sig over ngt = wonder about sth</text:span></text:p>
        </text:list-item>
        <text:list-item>
          <text:p text:style-name="P33"><text:span text:style-name="T30">føle sig = feel</text:span></text:p>
        </text:list-item>
        <text:list-item>
          <text:p text:style-name="P33"><text:span text:style-name="T30">have tillid til nogen = trust someone</text:span></text:p>
        </text:list-item>
        <text:list-item>
          <text:p text:style-name="P33"><text:span text:style-name="T30">lægge - lagde – lagt ngt = leave sth</text:span></text:p>
        </text:list-item>
        <text:list-item>
          <text:p text:style-name="P33"><text:span text:style-name="T30">vænne sig til ngt = get used to sth</text:span></text:p>
        </text:list-item>
        <text:list-item>
          <text:p text:style-name="P33"><text:span text:style-name="T30">skynde sig = huury</text:span></text:p>
        </text:list-item>
        <text:list-item>
          <text:p text:style-name="P33"><text:span text:style-name="T30">kigge væk = look away</text:span></text:p>
        </text:list-item>
        <text:list-item>
          <text:p text:style-name="P15"><text:span text:style-name="T31">få øjenkontakt med ngn = make eye contact</text:span></text:p>
        </text:list-item>
        <text:list-item>
          <text:p text:style-name="P33"><text:span text:style-name="T30">rig = rich</text:span></text:p>
        </text:list-item>
        <text:list-item>
          <text:p text:style-name="P33"><text:span text:style-name="T30">fattig = poor</text:span></text:p>
        </text:list-item>
        <text:list-item>
          <text:p text:style-name="P33"><text:span text:style-name="T30">ladcykel = cargo bike</text:span></text:p>
        </text:list-item>
        <text:list-item>
          <text:p text:style-name="P33"><text:span text:style-name="T30">frisind = freedom</text:span></text:p>
        </text:list-item>
        <text:list-item>
          <text:p text:style-name="P33"><text:span text:style-name="T30">næsten = almost</text:span></text:p>
        </text:list-item>
        <text:list-item>
          <text:p text:style-name="P33"><text:span text:style-name="T30">adfærd = behavior</text:span></text:p>
        </text:list-item>
        <text:list-item>
          <text:p text:style-name="P33"><text:span text:style-name="T30">tøjstil = dress code</text:span></text:p>
        </text:list-item>
        <text:list-item>
          <text:p text:style-name="P33"><text:span text:style-name="T30">høflighedfrase = nicety phrase</text:span></text:p>
        </text:list-item>
        <text:list-item>
          <text:p text:style-name="P33"><text:span text:style-name="T30">tryg/ge = safe</text:span></text:p>
        </text:list-item>
        <text:list-item>
          <text:p text:style-name="P33"><text:span text:style-name="T30">helt stille = totally quiet</text:span></text:p>
        </text:list-item>
        <text:list-item>
          <text:p text:style-name="P33"><text:span text:style-name="T30">mærkeligt = strange</text:span></text:p>
        </text:list-item>
        <text:list-item>
          <text:p text:style-name="P34"><text:span text:style-name="T30">sejt = cool</text:span></text:p>
        </text:list-item>
        <text:list-item>
          <text:p text:style-name="P1"><text:span text:style-name="T30">uskrevne</text:span><text:span text:style-name="T27"> regler </text:span><text:span text:style-name="T30">= unwriiten rules </text:span><text:span text:style-name="T9">(00</text:span><text:span text:style-name="T10">7</text:span><text:span text:style-name="T9">)</text:span></text:p>
        </text:list-item>
        <text:list-item>
          <text:p text:style-name="P1"><text:span text:style-name="T31">lige meget hvor vi kommer fra </text:span><text:span text:style-name="T30">= no matter where we come from</text:span></text:p>
        </text:list-item>
        <text:list-item>
          <text:p text:style-name="P2"><text:span text:style-name="T30">omgås (med) hinanden = inteact with one another</text:span></text:p>
        </text:list-item>
        <text:list-item>
          <text:p text:style-name="P2"><text:span text:style-name="T30">det er i høj grad bestemt af vores kultur </text:span><text:span text:style-name="T32">= it is largely determined by our culture</text:span></text:p>
        </text:list-item>
        <text:list-item>
          <text:p text:style-name="P3"><text:span text:style-name="T32">o</text:span><text:span text:style-name="T30">pføre sig = behave</text:span></text:p>
        </text:list-item>
        <text:list-item>
          <text:p text:style-name="P3"><text:span text:style-name="T30">dvs. (det vil sige) = that is, i.e.</text:span></text:p>
        </text:list-item>
        <text:list-item>
          <text:p text:style-name="P4"><text:span text:style-name="T30">bevidst om ngt = aware of sth</text:span></text:p>
        </text:list-item>
        <text:list-item>
          <text:p text:style-name="P4"><text:span text:style-name="T30">hilse = greet</text:span></text:p>
        </text:list-item>
        <text:list-item>
          <text:p text:style-name="P4"><text:span text:style-name="T30">gennem = through</text:span></text:p>
        </text:list-item>
        <text:list-item>
          <text:p text:style-name="P4"><text:span text:style-name="T30">opvækst = upbringing</text:span></text:p>
        </text:list-item>
        <text:list-item>
          <text:p text:style-name="P5"><text:span text:style-name="T30">følge = follow</text:span></text:p>
        </text:list-item>
        <text:list-item>
          <text:p text:style-name="P6"><text:span text:style-name="T30">det føles rigtig = it feels right</text:span></text:p>
        </text:list-item>
        <text:list-item>
          <text:p text:style-name="P23"><text:span text:style-name="T23">det er bare sådan verden er </text:span><text:span text:style-name="T22">= it's just the way the world is</text:span></text:p>
        </text:list-item>
        <text:list-item>
          <text:p text:style-name="P23"><text:span text:style-name="T22">og sådan føler vi alle </text:span><text:span text:style-name="T24">= and that's how we all feel</text:span></text:p>
        </text:list-item>
        <text:list-item>
          <text:p text:style-name="P24"><text:span text:style-name="T22">Det, der er normalt i </text:span><text:span text:style-name="T43">én </text:span><text:span text:style-name="T22">kultur, virker måske uhøfligt i en anden. = What is normal in one <text:s text:c="5"/>culture can seem rude in another.</text:span></text:p>
        </text:list-item>
        <text:list-item>
          <text:p text:style-name="P7"><text:soft-page-break/><text:span text:style-name="T30">misforstå = misunderstand</text:span></text:p>
        </text:list-item>
        <text:list-item>
          <text:p text:style-name="P7"><text:span text:style-name="T8"><text:s/></text:span><text:span text:style-name="T30">altså = really/that is/well/therefore</text:span></text:p>
        </text:list-item>
        <text:list-item>
          <text:p text:style-name="P7"><text:span text:style-name="T33">den </text:span><text:span text:style-name="T30">bestemme ikke det hele </text:span><text:span text:style-name="T33">= it does not determine everything</text:span></text:p>
        </text:list-item>
        <text:list-item>
          <text:p text:style-name="P7"><text:span text:style-name="T33">man skal passe på med at generalisere </text:span><text:span text:style-name="T34">= one must be careful about generalising</text:span></text:p>
        </text:list-item>
        <text:list-item>
          <text:p text:style-name="P8"><text:span text:style-name="T34">f</text:span><text:span text:style-name="T30">orklare = explain</text:span></text:p>
        </text:list-item>
        <text:list-item>
          <text:p text:style-name="P9"><text:span text:style-name="T30">alt = everything</text:span></text:p>
        </text:list-item>
        <text:list-item>
          <text:p text:style-name="P9"><text:span text:style-name="T30">man kan ikke forklare alt, hvad en person gør ud fra hans kultur </text:span><text:span text:style-name="T35">= you cannot explain everything a person does in terms of his culture</text:span></text:p>
        </text:list-item>
        <text:list-item>
          <text:p text:style-name="P10"><text:span text:style-name="T30">fælles = </text:span><text:span text:style-name="T35">c</text:span><text:span text:style-name="T30">ommon, mutual</text:span></text:p>
        </text:list-item>
        <text:list-item>
          <text:p text:style-name="P11"><text:span text:style-name="T30">fælles for = common to</text:span></text:p>
        </text:list-item>
        <text:list-item>
          <text:p text:style-name="P19"><text:span text:style-name="T36">nedtone = tone down </text:span><text:span text:style-name="T22">(008)</text:span></text:p>
        </text:list-item>
        <text:list-item>
          <text:p text:style-name="P25"><text:span text:style-name="T22">forsigtig = cautious</text:span></text:p>
        </text:list-item>
        <text:list-item>
          <text:p text:style-name="P25"><text:span text:style-name="T22">ved at bruge = by using</text:span></text:p>
        </text:list-item>
        <text:list-item>
          <text:p text:style-name="P25"><text:span text:style-name="T22">begrænse = limit</text:span></text:p>
        </text:list-item>
        <text:list-item>
          <text:p text:style-name="P26"><text:span text:style-name="T22">ungå = avoid</text:span></text:p>
        </text:list-item>
        <text:list-item>
          <text:p text:style-name="P26"><text:span text:style-name="T22">udtrykke sig = express oneself</text:span></text:p>
        </text:list-item>
        <text:list-item>
          <text:p text:style-name="P27"><text:span text:style-name="T22">risikere = risk</text:span></text:p>
        </text:list-item>
        <text:list-item>
          <text:p text:style-name="P27"><text:span text:style-name="T22">såre = hurt/injure/wound</text:span></text:p>
        </text:list-item>
        <text:list-item>
          <text:p text:style-name="P27"><text:span text:style-name="T22">fornærme = insult/offend</text:span></text:p>
        </text:list-item>
        <text:list-item>
          <text:p text:style-name="P28"><text:span text:style-name="T22">stadig = still</text:span></text:p>
        </text:list-item>
        <text:list-item>
          <text:p text:style-name="P29"><text:span text:style-name="T22">muligt = possible</text:span></text:p>
        </text:list-item>
        <text:list-item>
          <text:p text:style-name="P29"><text:span text:style-name="T22">hensynsfuld = considerate</text:span></text:p>
        </text:list-item>
        <text:list-item>
          <text:p text:style-name="P29"><text:span text:style-name="T22">skabe dårlig stemning </text:span><text:span text:style-name="T25">= create a bad atmosphere</text:span></text:p>
        </text:list-item>
        <text:list-item>
          <text:p text:style-name="P30"><text:span text:style-name="T25">g</text:span><text:span text:style-name="T22">ælde </text:span><text:span text:style-name="T1">for </text:span><text:span text:style-name="T22">= apply to/concern</text:span></text:p>
        </text:list-item>
        <text:list-item>
          <text:p text:style-name="P12"><text:span text:style-name="T30">det er kun en mulighed, det gælder ikke altid </text:span><text:span text:style-name="T37">= it is only a possibility, it does not always appl</text:span><text:span text:style-name="T38">y</text:span></text:p>
        </text:list-item>
        <text:list-item>
          <text:p text:style-name="P12"><text:span text:style-name="T38">mængdeudtryk = quantity expression</text:span></text:p>
        </text:list-item>
        <text:list-item>
          <text:p text:style-name="P12"><text:span text:style-name="T39">der angiver uvished </text:span><text:span text:style-name="T38">= which indicate uncertainty</text:span></text:p>
        </text:list-item>
        <text:list-item>
          <text:p text:style-name="P13"><text:span text:style-name="T38">v</text:span><text:span text:style-name="T30">ist = I suppose</text:span></text:p>
        </text:list-item>
        <text:list-item>
          <text:p text:style-name="P13"><text:span text:style-name="T30">det er vist hans måde at sige ”tak” på = I suppose thatøs his way of saying ”thank you.”</text:span></text:p>
        </text:list-item>
        <text:list-item>
          <text:p text:style-name="P14"><text:span text:style-name="T27">en lille smule </text:span><text:span text:style-name="T30">= slightly</text:span></text:p>
        </text:list-item>
        <text:list-item>
          <text:p text:style-name="P14"><text:span text:style-name="T44">det </text:span><text:span text:style-name="T46">gælder </text:span><text:span text:style-name="T45">kun </text:span><text:span text:style-name="T46">til en </text:span><text:span text:style-name="T45">vis </text:span><text:span text:style-name="T46">grad</text:span><text:span text:style-name="T40"> </text:span><text:span text:style-name="T41">= it only applies to a certain extent</text:span></text:p>
        </text:list-item>
        <text:list-item>
          <text:p text:style-name="P14"><text:span text:style-name="T41">Danskerne er vist ikke altid så nemme at komme i kontakt med. </text:span><text:span text:style-name="T42">= It seems that the Danes are not always so easy to get in touch with.</text:span></text:p>
        </text:list-item>
        <text:list-item>
          <text:p text:style-name="P16"><text:span text:style-name="T47">Sm</text:span><text:span text:style-name="T48">å </text:span><text:span text:style-name="T50">børn </text:span><text:span text:style-name="T51">kan </text:span><text:span text:style-name="T50">være besværlige </text:span><text:span text:style-name="T54">=Small children can be troublesome </text:span><text:span text:style-name="T12">(009)</text:span></text:p>
        </text:list-item>
        <text:list-item>
          <text:p text:style-name="P16"><text:span text:style-name="T57">De</text:span><text:span text:style-name="T56"> fleste sm</text:span><text:span text:style-name="T52">å børn </text:span><text:span text:style-name="T55">kan nogle gange </text:span><text:span text:style-name="T52">være </text:span><text:span text:style-name="T55">en lille smule </text:span><text:span text:style-name="T52">besværlige. </text:span><text:span text:style-name="T53">= </text:span><text:span text:style-name="T3">Most young children can sometimes be a little bit troublesome.</text:span></text:p>
        </text:list-item>
        <text:list-item>
          <text:p text:style-name="P17"><text:span text:style-name="T4">s</text:span><text:span text:style-name="T26">tøj </text:span><text:span text:style-name="T4">= noise </text:span><text:span text:style-name="T13">(0</text:span><text:span text:style-name="T14">10</text:span><text:span text:style-name="T13">)</text:span></text:p>
        </text:list-item>
        <text:list-item>
          <text:p text:style-name="P16"><text:span text:style-name="T26">stemmeniveau </text:span><text:span text:style-name="T4">= voice level</text:span></text:p>
        </text:list-item>
        <text:list-item>
          <text:p text:style-name="P16"><text:span text:style-name="T26">musik</text:span></text:p>
        </text:list-item>
        <text:list-item>
          <text:p text:style-name="P16"><text:span text:style-name="T26">mad og drikke</text:span></text:p>
        </text:list-item>
        <text:list-item>
          <text:p text:style-name="P16"><text:span text:style-name="T26">mobiltelefon</text:span></text:p>
        </text:list-item>
        <text:list-item>
          <text:p text:style-name="P16"><text:span text:style-name="T26">affald </text:span><text:span text:style-name="T4">= trash</text:span></text:p>
        </text:list-item>
        <text:list-item>
          <text:p text:style-name="P16"><text:span text:style-name="T26">afstand til andre </text:span><text:span text:style-name="T4">= distance from others</text:span></text:p>
        </text:list-item>
        <text:list-item>
          <text:p text:style-name="P16"><text:span text:style-name="T26">kø </text:span><text:span text:style-name="T4">= queue</text:span></text:p>
        </text:list-item>
        <text:list-item>
          <text:p text:style-name="P16"><text:span text:style-name="T26">samtale </text:span><text:span text:style-name="T4">= conversation</text:span></text:p>
        </text:list-item>
        <text:list-item>
          <text:p text:style-name="P16"><text:span text:style-name="T26">kropssprog </text:span><text:span text:style-name="T4">= body language</text:span></text:p>
        </text:list-item>
        <text:list-item>
          <text:p text:style-name="P16"><text:span text:style-name="T26">øjenkontakt </text:span><text:span text:style-name="T4">= eyecontact</text:span></text:p>
        </text:list-item>
        <text:list-item>
          <text:p text:style-name="P35"><text:span text:style-name="T58">i </text:span><text:span text:style-name="T64">offentlig transport</text:span><text:span text:style-name="T65"> </text:span><text:span text:style-name="T66">= inpublic transport</text:span></text:p>
        </text:list-item>
        <text:list-item>
          <text:p text:style-name="P35"><text:soft-page-break/><text:span text:style-name="T66">Hvordan </text:span><text:span text:style-name="T15">reagerer</text:span><text:span text:style-name="T59"> </text:span><text:span text:style-name="T64">danskerne, hvis nogen </text:span><text:span text:style-name="T15">bryder</text:span><text:span text:style-name="T59"> </text:span><text:span text:style-name="T64">en uskreven regel? Hvordan </text:span><text:span text:style-name="T59">kan man </text:span><text:span text:style-name="T15">opdage</text:span><text:span text:style-name="T64"> </text:span><text:span text:style-name="T59">det?</text:span><text:span text:style-name="T66"> </text:span><text:span text:style-name="T67">= How do the Danes react if someone breaks an unwritten rule? How can you detect it?</text:span></text:p>
        </text:list-item>
        <text:list-item>
          <text:p text:style-name="P35"><text:span text:style-name="T67">Saml </text:span><text:span text:style-name="T17">til sidst</text:span><text:span text:style-name="T67"> alle forslag på tavlen og diskuter dem. Udvælg i fællesskab de regler, l kan blive enige o</text:span><text:span text:style-name="T68">m </text:span><text:span text:style-name="T67">og lav jeres eget normsæt.</text:span></text:p>
        </text:list-item>
        <text:list-item>
          <text:p text:style-name="P36"><text:span text:style-name="T69">samle = collect/gather</text:span></text:p>
        </text:list-item>
        <text:list-item>
          <text:p text:style-name="P37"><text:span text:style-name="T75">kysser p</text:span><text:span text:style-name="T76">å kinderne </text:span><text:span text:style-name="T79">2</text:span><text:span text:style-name="T82">- </text:span><text:span text:style-name="T76">3 </text:span><text:span text:style-name="T79">gange</text:span><text:span text:style-name="T69"> </text:span><text:span text:style-name="T70">= kisses on the cheeks 2 – 3 times </text:span><text:span text:style-name="T18">(0</text:span><text:span text:style-name="T19">1</text:span><text:span text:style-name="T20">1</text:span><text:span text:style-name="T18">)</text:span></text:p>
        </text:list-item>
        <text:list-item>
          <text:p text:style-name="P18"><text:span text:style-name="T28">jeg går rigtig meget op i tid </text:span><text:span text:style-name="T29">= I am very punctual</text:span><text:span text:style-name="T28"> </text:span><text:span text:style-name="T18">(0</text:span><text:span text:style-name="T19">1</text:span><text:span text:style-name="T20">2</text:span><text:span text:style-name="T18">)</text:span></text:p>
        </text:list-item>
        <text:list-item>
          <text:p text:style-name="P31"><text:span text:style-name="T2">hvis man bliver forsinket </text:span><text:span text:style-name="T5">= if you are delayed</text:span></text:p>
        </text:list-item>
        <text:list-item>
          <text:p text:style-name="P32"><text:span text:style-name="T5">a</text:span><text:span text:style-name="T6">ftale = appointment</text:span></text:p>
        </text:list-item>
        <text:list-item>
          <text:p text:style-name="P32"><text:span text:style-name="T6">man ringer og giver besked </text:span><text:span text:style-name="T7">= you call and give notice</text:span></text:p>
        </text:list-item>
        <text:list-item>
          <text:p text:style-name="P32"><text:span text:style-name="T7"/>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>
      <style:text-properties fo:color="#000000" loext:opacity="100%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4:09:44.408000000</meta:creation-date>
    <dc:date>2023-04-11T14:19:53.449000000</dc:date>
    <meta:editing-duration>P7DT8M47S</meta:editing-duration>
    <meta:editing-cycles>87</meta:editing-cycles>
    <meta:generator>LibreOffice/7.5.1.2$Windows_X86_64 LibreOffice_project/fcbaee479e84c6cd81291587d2ee68cba099e129</meta:generator>
    <meta:print-date>2023-04-06T13:53:10.593000000</meta:print-date>
    <meta:document-statistic meta:table-count="0" meta:image-count="0" meta:object-count="0" meta:page-count="3" meta:paragraph-count="101" meta:word-count="804" meta:character-count="4098" meta:non-whitespace-character-count="3482"/>
  </office:meta>
</office:document-meta>
</file>